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1pt" fo:font-style="normal" fo:text-shadow="none" style:text-underline-style="none" fo:font-weight="normal" officeooo:rsid="001e4968" officeooo:paragraph-rsid="001e4968" style:font-size-asian="11pt" style:font-style-asian="normal" style:font-weight-asian="normal" style:text-emphasize="none"/>
    </style:style>
    <style:style style:name="P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P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3pt" fo:font-style="normal" fo:text-shadow="none" style:text-underline-style="none" fo:font-weight="normal" officeooo:rsid="001e4968" officeooo:paragraph-rsid="001e4968" style:font-size-asian="13pt" style:font-style-asian="normal" style:font-weight-asian="normal" style:font-size-complex="13pt" style:text-emphasiz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plain a little about finding course related content on the platform.</text:p>
      <text:p text:style-name="P2">Platform:</text:p>
      <text:p text:style-name="P3"/>
      <text:p text:style-name="P4">1) There are multiple ways of finding what you need and content is ordered into weeks and drop-down tabs in order to keep things orderly</text:p>
      <text:p text:style-name="P4"/>
      <text:p text:style-name="P4">2) Courses and modules are clearly labeled so its easy to find what you need.</text:p>
      <text:p text:style-name="P4"/>
      <text:p text:style-name="P4">3) getting a massive list of the courses with the smaller writing does make it abit difficult to get to the courses I want to. </text:p>
      <text:p text:style-name="P4"/>
      <text:p text:style-name="P4">4) Its straight forward, if you do it correctly. I personally click Expand All then Ctrl+F and search for what I want. 90% of the time, I will get what I am after.</text:p>
      <text:p text:style-name="P4"/>
      <text:p text:style-name="P4">5) Its quick to get to the page where the coures are found, however all your year 1 and year 2 modules are there. This means that to scroll down to the specific one your looking for can be quite a pain,</text:p>
      <text:p text:style-name="P4"/>
      <text:p text:style-name="P4">6) Could use some more course related content</text:p>
      <text:p text:style-name="P4"/>
      <text:p text:style-name="P4">7) since you are automatically enrolled in your own modules, it is very easy to find specific modules on the learning space. one thing i would mention is that the user themselves cannot control which modules show there, meaning that now i am in second year, my first year modules are mixed in with my current ones on learning space. this makes navigating slightly more difficult than it should be due to the similar titles of COMP *** and GAM ***</text:p>
      <text:p text:style-name="P4"/>
      <text:p text:style-name="P4">8) Its not entirely clear that the "Learning space" contains all course related content. Having a more obvious naming scheme for it might help like "Course Content" would help first time navigation.</text:p>
      <text:p text:style-name="P4"/>
      <text:p text:style-name="P4">9) It's not that hard, but mostly annoying because main thing you always want to see is assessment and it's due date/marks you got and you need to go so deep to find this information or even go on another webpage(MyFalmouth) I want it more easier and more user friendly </text:p>
      <text:p text:style-name="P4"/>
      <text:p text:style-name="P4">10) Easy to navigate to the course, being split into weeks is nice, only if you know which week the wanted content is in, otherwise it's tiring to go through each week looking for the correct one.</text:p>
      <text:p text:style-name="P4"/>
      <text:p text:style-name="P4">11) It's pretty straight forward at the moment. The content is broken down into weeks, and the assessment details are at the beginning of the page.</text:p>
      <text:p text:style-name="P4"/>
      <text:p text:style-name="P4">12) All information is available on the main page</text:p>
      <text:p text:style-name="P4"/>
      <text:p text:style-name="P4">13) It was quite straight forward, I know during first year I found some difficulty trying to navigate to various courses though. I think maybe the start page should have tiles in the center of the page for the user to click on.</text:p>
      <text:p text:style-name="P4"/>
      <text:p text:style-name="P4"><text:soft-page-break/>14) It logs me out too quickly, <text:s/>Sometimes its difficult to find everything I need.</text:p>
      <text:p text:style-name="P4"/>
      <text:p text:style-name="P4">15) It's visible when you first load the learningspace, it's visible on the left while in a module. Very easy.</text:p>
      <text:p text:style-name="P4"/>
      <text:p text:style-name="P4">16) I find the learning space hard to use and finding specific information is clunky and tedious. I find it unresponsive. I do like how my learning space is split week by week so it is easy to find the weekly course information. however because of the reasons stated I dont find myself using the learning space very often.</text:p>
      <text:p text:style-name="P4"/>
      <text:p text:style-name="P4">17) Hard to find access to programs given to us for free as students. (Adobe Creative Cloud, software, etc)</text:p>
      <text:p text:style-name="P4"/>
      <text:p text:style-name="P4">18) It's nice and easy to get </text:p>
      <text:p text:style-name="P4"/>
      <text:p text:style-name="P4">19) It's not too difficult to find this content as I've been using it for a while, but the clutter of modules from last year and additional resource pages is a bit annoying, especially considering the GAM modules appear near the end of the list. It's about as easy as could be expected.</text:p>
      <text:p text:style-name="P4"/>
      <text:p text:style-name="P4">20) It shows all my modules and relevant information on the left, which I like, but it's hard to tell apart module pages from course resource pages. It all looks very same-ey.</text:p>
      <text:p text:style-name="P4"/>
      <text:p text:style-name="P4">21) Its fairly easy to find modules, given you can use either the side menu or the home screen. However the design itself is fairly blocky and clustered which can confuse the navigating the site.</text:p>
      <text:p text:style-name="P4"/>
      <text:p text:style-name="P4">22) it is sometimes hard to find specific files that you might need as it is often hidden behind many link chains or having to search through drop downs</text:p>
      <text:p text:style-name="P4"/>
      <text:p text:style-name="P4">23) I typically don't find locating content difficult as is it categorized into modules, weeks and session types. A reading list is usually provided too. I would like it if it was easier to view at a glance what date a lecture took place in case I missed a specific days content.</text:p>
      <text:p text:style-name="P4"/>
      <text:p text:style-name="P4">24) Its easy to find the course and seperate module content on the learning space, only difficulty is probably the actual module names and how the content is arranged in the seperate weeks part of the page.</text:p>
      <text:p text:style-name="P4"/>
      <text:p text:style-name="P4">25) its fairly easy to find course related infromation regarding modules</text:p>
      <text:p text:style-name="P4"/>
      <text:p text:style-name="P4">26) very to the point, everything was where I expected it to be</text:p>
      <text:p text:style-name="P1"/>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21:49:03.644994785</meta:creation-date>
    <dc:date>2023-03-17T22:38:59.946418530</dc:date>
    <meta:editing-duration>PT35M44S</meta:editing-duration>
    <meta:editing-cycles>4</meta:editing-cycles>
    <meta:generator>LibreOffice/7.4.4.2$Linux_X86_64 LibreOffice_project/40$Build-2</meta:generator>
    <meta:document-statistic meta:table-count="0" meta:image-count="0" meta:object-count="0" meta:page-count="2" meta:paragraph-count="28" meta:word-count="820" meta:character-count="4443" meta:non-whitespace-character-count="3647"/>
  </office:meta>
</office:document-meta>
</file>